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1000000C5A65DC63C7DC19175.png" manifest:media-type="image/png"/>
  <manifest:file-entry manifest:full-path="Pictures/10000000000000A6000000B5EA10A3F7A172B7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bcc" draw:textarea-horizontal-align="justify" draw:textarea-vertical-align="top" draw:auto-grow-height="false" fo:min-height="2.036cm" fo:min-width="5.088cm"/>
    </style:style>
    <style:style style:name="gr2" style:family="graphic" style:parent-style-name="standard">
      <style:graphic-properties draw:fill-color="#fcd4d1" draw:opacity="50%" draw:textarea-horizontal-align="justify" draw:textarea-vertical-align="top" draw:auto-grow-height="false" fo:min-height="5.084cm" fo:min-width="5.088cm"/>
    </style:style>
    <style:style style:name="gr3" style:family="graphic" style:parent-style-name="standard">
      <style:graphic-properties draw:fill-color="#e0efd4" draw:opacity="50%" draw:textarea-horizontal-align="justify" draw:textarea-vertical-align="top" draw:auto-grow-height="false" fo:min-height="9.148cm" fo:min-width="5.85cm"/>
    </style:style>
    <style:style style:name="gr4" style:family="graphic" style:parent-style-name="standard">
      <style:graphic-properties draw:fill-color="#dfcce4" draw:textarea-horizontal-align="justify" draw:textarea-vertical-align="middle" draw:auto-grow-height="false" fo:min-height="1.02cm" fo:min-width="1.78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top"/>
    </style:style>
    <style:style style:name="gr6" style:family="graphic" style:parent-style-name="standard">
      <style:graphic-properties draw:fill-color="#dfcce4" draw:textarea-horizontal-align="justify" draw:textarea-vertical-align="middle" draw:auto-grow-height="false" fo:min-height="1.02cm" fo:min-width="4.01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338cm" fo:min-width="3.05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loext:graphic-properties draw:fill-color="#fffbcc"/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-color="#fcd4d1" draw:opacity="50%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P5" style:family="paragraph">
      <loext:graphic-properties draw:fill-color="#e0efd4" draw:opacity="50%"/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dfcce4"/>
      <style:paragraph-properties fo:text-align="center"/>
      <style:text-properties fo:font-size="18pt"/>
    </style:style>
    <style:style style:name="P8" style:family="paragraph">
      <style:paragraph-properties fo:margin-left="1.27cm" fo:margin-right="0cm" fo:text-align="center" fo:text-indent="0cm"/>
    </style:style>
    <style:style style:name="P9" style:family="paragraph">
      <loext:graphic-properties draw:fill="none"/>
      <style:paragraph-properties fo:margin-left="1.27cm" fo:margin-right="0cm" fo:text-align="center" fo:text-indent="0cm"/>
      <style:text-properties fo:font-size="12pt" fo:font-style="italic" style:font-size-asian="18pt" style:font-style-asian="italic" style:font-size-complex="18pt" style:font-style-complex="italic"/>
    </style:style>
    <style:style style:name="P10" style:family="paragraph">
      <loext:graphic-properties draw:fill-color="#cccccc"/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" draw:id="id1" draw:layer="layout" svg:width="5.588cm" svg:height="2.286cm" svg:x="1.016cm" svg:y="1.778cm">
          <text:p text:style-name="P1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334cm" svg:x="0.996cm" svg:y="5.842cm">
          <text:p text:style-name="P1"><text:span text:style-name="T1">phon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35cm" svg:height="9.398cm" svg:x="14.058cm" svg:y="1.778cm">
          <text:p text:style-name="P4"><text:span text:style-name="T1">comput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2.286cm" svg:height="1.27cm" svg:x="16.036cm" svg:y="3.302cm">
          <text:p text:style-name="P6"><text:span text:style-name="T2">app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3.81cm" svg:y1="4.064cm" svg:x2="3.802cm" svg:y2="8.674cm" draw:start-shape="id1" draw:start-glue-point="2" draw:end-shape="id2" svg:d="M3810 4064v2305h-8v2305" svg:viewBox="0 0 9 4611">
          <text:p text:style-name="P8"><text:span text:style-name="T3">BLE</text:span></text:p>
        </draw:connector>
        <draw:custom-shape draw:style-name="gr6" draw:text-style-name="P7" xml:id="id3" draw:id="id3" draw:layer="layout" svg:width="4.51cm" svg:height="1.27cm" svg:x="14.925cm" svg:y="8.636cm">
          <text:p text:style-name="P6"><text:span text:style-name="T2">app te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4.51cm" svg:height="1.27cm" svg:x="1.547cm" svg:y="8.674cm">
          <text:p text:style-name="P6"><text:span text:style-name="T2">app recor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3.556cm" svg:height="2.54cm" svg:x="8.782cm" svg:y="5.688cm">
          <text:p text:style-name="P6"><text:span text:style-name="T2">recordin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1" draw:layer="layout" draw:type="line" svg:x1="17.18cm" svg:y1="8.636cm" svg:x2="17.179cm" svg:y2="4.572cm" draw:start-shape="id3" draw:end-shape="id4" draw:end-glue-point="2" svg:d="M17180 8636l-1-4064" svg:viewBox="0 0 2 4065">
          <text:p/>
        </draw:connector>
        <draw:connector draw:style-name="gr8" draw:text-style-name="P11" draw:layer="layout" draw:type="line" svg:x1="6.057cm" svg:y1="9.309cm" svg:x2="8.782cm" svg:y2="6.958cm" draw:start-shape="id2" draw:start-glue-point="1" draw:end-shape="id5" svg:d="M6057 9309l2725-2351" svg:viewBox="0 0 2726 2352">
          <text:p/>
        </draw:connector>
        <draw:connector draw:style-name="gr5" draw:text-style-name="P9" draw:layer="layout" draw:type="line" svg:x1="16.036cm" svg:y1="3.937cm" svg:x2="12.338cm" svg:y2="6.958cm" draw:start-shape="id4" draw:end-shape="id5" svg:d="M16036 3937l-3698 3021" svg:viewBox="0 0 3699 3022">
          <text:p text:style-name="P8"><text:span text:style-name="T3"/></text:p>
        </draw:connector>
        <draw:frame draw:style-name="gr9" draw:text-style-name="P6" draw:layer="layout" svg:width="1.524cm" svg:height="1.696cm" svg:x="16.672cm" svg:y="11.456cm">
          <draw:image xlink:href="Pictures/10000000000000B1000000C5A65DC63C7DC19175.png" xlink:type="simple" xlink:show="embed" xlink:actuate="onLoad">
            <text:p/>
          </draw:image>
        </draw:frame>
        <draw:frame draw:style-name="gr9" draw:text-style-name="P6" draw:layer="layout" svg:width="1.8cm" svg:height="1.963cm" svg:x="2.832cm" svg:y="11.338cm">
          <draw:image xlink:href="Pictures/10000000000000A6000000B5EA10A3F7A172B7B2.png" xlink:type="simple" xlink:show="embed" xlink:actuate="onLoad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s Thorup</meta:initial-creator>
    <meta:creation-date>2021-06-24T07:07:14.505000000</meta:creation-date>
    <dc:date>2021-07-13T15:19:32.444000000</dc:date>
    <dc:creator>Lars Thorup</dc:creator>
    <meta:editing-duration>PT4H4M21S</meta:editing-duration>
    <meta:editing-cycles>4</meta:editing-cycles>
    <meta:generator>LibreOffice/6.0.5.2$Windows_x86 LibreOffice_project/54c8cbb85f300ac59db32fe8a675ff7683cd5a16</meta:generator>
    <meta:document-statistic meta:object-count="36"/>
  </office:meta>
</office:document-meta>
</file>